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4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measure" style:list-style-name="L1">
      <style:graphic-properties draw:textarea-vertical-align="middle" draw:line-distance="2cm" draw:placing="below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family="文泉驿等宽正黑" style:font-pitch="variable" fo:font-size="10.5pt" style:font-family-asian="文泉驿等宽正黑" style:font-pitch-asian="variable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文泉驿点阵正黑" style:font-family-generic="roman" style:font-pitch="variable" fo:font-size="12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文泉驿等宽正黑" style:font-pitch="variable" fo:font-size="10.5pt" style:font-family-asian="文泉驿等宽正黑" style:font-pitch-asian="variable" style:font-size-asian="10.5pt" style:font-size-complex="10.5pt"/>
    </style:style>
    <style:style style:name="T3" style:family="text">
      <style:text-properties style:use-window-font-color="true" style:text-outline="false" style:text-line-through-style="none" fo:font-family="文泉驿点阵正黑" style:font-family-generic="roman" style:font-pitch="variable" fo:font-size="12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文泉驿点阵正黑" style:font-family-generic="roman" style:font-pitch="variable" fo:font-size="10.5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0.5pt" style:font-style-asian="normal" style:font-weight-asian="normal" style:font-family-complex="文泉驿点阵正黑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family="文泉驿等宽正黑" style:font-pitch="variable" fo:font-size="10.5pt" fo:font-weight="bold" style:font-family-asian="文泉驿等宽正黑" style:font-pitch-asian="variable" style:font-size-asian="10.5pt" style:font-weight-asian="bold" style:font-size-complex="10.5pt" style:font-weight-complex="bold"/>
    </style:style>
    <style:style style:name="T7" style:family="text">
      <style:text-properties fo:font-family="文泉驿等宽正黑" style:font-pitch="variable" fo:font-size="10.5pt" style:font-family-asian="文泉驿等宽正黑" style:font-pitch-asian="variable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line draw:style-name="gr1" draw:text-style-name="P1" draw:layer="layout" svg:x1="4.4cm" svg:y1="2.5cm" svg:x2="3.9cm" svg:y2="3cm">
            <text:p/>
          </draw:line>
          <draw:line draw:style-name="gr1" draw:text-style-name="P1" draw:layer="layout" svg:x1="4.7cm" svg:y1="2.5cm" svg:x2="5.2cm" svg:y2="3cm">
            <text:p/>
          </draw:line>
          <draw:frame draw:style-name="gr2" draw:text-style-name="P2" draw:layer="layout" svg:width="2.1cm" svg:height="0.925cm" svg:x="3.7cm" svg:y="1.694cm">
            <draw:text-box>
              <text:p><text:span text:style-name="T1">A3.1</text:span></text:p>
            </draw:text-box>
          </draw:frame>
          <draw:line draw:style-name="gr1" draw:text-style-name="P1" draw:layer="layout" svg:x1="3.4cm" svg:y1="4cm" svg:x2="2.9cm" svg:y2="4.5cm">
            <text:p/>
          </draw:line>
          <draw:line draw:style-name="gr1" draw:text-style-name="P1" draw:layer="layout" svg:x1="3.7cm" svg:y1="4cm" svg:x2="4.2cm" svg:y2="4.5cm">
            <text:p/>
          </draw:line>
          <draw:frame draw:style-name="gr2" draw:text-style-name="P2" draw:layer="layout" svg:width="2.1cm" svg:height="0.925cm" svg:x="2.8cm" svg:y="3.075cm">
            <draw:text-box>
              <text:p><text:span text:style-name="T1">A2.1</text:span></text:p>
            </draw:text-box>
          </draw:frame>
          <draw:line draw:style-name="gr1" draw:text-style-name="P1" draw:layer="layout" svg:x1="5.4cm" svg:y1="4cm" svg:x2="4.9cm" svg:y2="4.5cm">
            <text:p/>
          </draw:line>
          <draw:line draw:style-name="gr1" draw:text-style-name="P1" draw:layer="layout" svg:x1="5.7cm" svg:y1="4cm" svg:x2="6.2cm" svg:y2="4.5cm">
            <text:p/>
          </draw:line>
          <draw:frame draw:style-name="gr2" draw:text-style-name="P2" draw:layer="layout" svg:width="2.1cm" svg:height="0.925cm" svg:x="4.9cm" svg:y="3.1cm">
            <draw:text-box>
              <text:p><text:span text:style-name="T1">A2.2</text:span></text:p>
            </draw:text-box>
          </draw:frame>
          <draw:frame draw:style-name="gr2" draw:text-style-name="P2" draw:layer="layout" svg:width="2.1cm" svg:height="0.925cm" svg:x="1.9cm" svg:y="4.6cm">
            <draw:text-box>
              <text:p><text:span text:style-name="T1">A1.1</text:span></text:p>
            </draw:text-box>
          </draw:frame>
          <draw:frame draw:style-name="gr2" draw:text-style-name="P2" draw:layer="layout" svg:width="2.1cm" svg:height="0.925cm" svg:x="3.3cm" svg:y="4.575cm">
            <draw:text-box>
              <text:p><text:span text:style-name="T1">A1.2</text:span></text:p>
            </draw:text-box>
          </draw:frame>
          <draw:frame draw:style-name="gr2" draw:text-style-name="P2" draw:layer="layout" svg:width="2.1cm" svg:height="0.925cm" svg:x="4.4cm" svg:y="4.6cm">
            <draw:text-box>
              <text:p><text:span text:style-name="T1">A1.3</text:span></text:p>
            </draw:text-box>
          </draw:frame>
          <draw:frame draw:style-name="gr2" draw:text-style-name="P2" draw:layer="layout" svg:width="2.1cm" svg:height="0.925cm" svg:x="5.7cm" svg:y="4.6cm">
            <draw:text-box>
              <text:p><text:span text:style-name="T1">A1.4</text:span></text:p>
            </draw:text-box>
          </draw:frame>
        </draw:g>
        <draw:frame draw:style-name="gr3" draw:text-style-name="P3" draw:layer="layout" svg:width="12.9cm" svg:height="4.95cm" svg:x="7.1cm" svg:y="1.8cm">
          <draw:text-box>
            <text:p><text:span text:style-name="T2">一个层次</text:span><text:span text:style-name="T2">NT=3</text:span><text:span text:style-name="T2">的树，可签署</text:span><text:span text:style-name="T2">2^(NT-1)=4</text:span><text:span text:style-name="T2">次</text:span></text:p>
            <text:p><text:span text:style-name="T2">一般公式，设</text:span><text:span text:style-name="T2">Hash</text:span><text:span text:style-name="T2">函数输出长度</text:span><text:span text:style-name="T2">B</text:span><text:span text:style-name="T2">比特，无</text:span><text:span text:style-name="T2">Winternitz</text:span><text:span text:style-name="T2">改进</text:span></text:p>
            <text:p><text:span text:style-name="T2"/></text:p>
            <text:p><text:span text:style-name="T2">1. </text:span><text:span text:style-name="T2">签署所需计算</text:span><text:span text:style-name="T2">2^NT*(B+1)-2</text:span><text:span text:style-name="T2">次散列</text:span></text:p>
            <text:p><text:span text:style-name="T2">2. </text:span><text:span text:style-name="T2">签署结果长度（比特）：</text:span></text:p>
            <text:p><text:span text:style-name="T2">a)</text:span><text:span text:style-name="T2">公钥</text:span><text:span text:style-name="T2">2B^2 <text:s/>b)</text:span><text:span text:style-name="T2">签署证明</text:span><text:span text:style-name="T2">B^2 c)</text:span><text:span text:style-name="T2">验证公钥至根的</text:span><text:span text:style-name="T2">AUTH</text:span><text:span text:style-name="T2">长度</text:span><text:span text:style-name="T2">=(NT-1)B</text:span></text:p>
            <text:p><text:span text:style-name="T2">总计</text:span><text:span text:style-name="T2">&gt; (3B+NT-1)B</text:span></text:p>
            <text:p><text:span text:style-name="T2">3. </text:span><text:span text:style-name="T2">验证所需计算</text:span><text:span text:style-name="T2">B+NT</text:span></text:p>
          </draw:text-box>
        </draw:frame>
        <draw:custom-shape draw:style-name="gr4" draw:text-style-name="P1" draw:layer="layout" svg:width="10.4cm" svg:height="1.7cm" svg:x="5.4cm" svg:y="7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7.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10.8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3cm" svg:height="1.7cm" svg:x="14.2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1.1cm" svg:height="1.7cm" svg:x="6.9cm" svg:y="11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measure draw:style-name="gr5" draw:text-style-name="P4" draw:layer="measurelines" svg:x1="10.6cm" svg:y1="7.8cm" svg:x2="10.6cm" svg:y2="9.5cm">
          <text:p text:style-name="P4"><text:span text:style-name="T3">NT</text:span></text:p>
        </draw:measure>
        <draw:custom-shape draw:style-name="gr4" draw:text-style-name="P1" draw:layer="layout" svg:width="3cm" svg:height="1.7cm" svg:x="4cm" svg:y="9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measure draw:style-name="gr6" draw:text-style-name="P1" draw:layer="measurelines" svg:x1="3.7cm" svg:y1="9.5cm" svg:x2="3.7cm" svg:y2="11.3cm">
          <text:p text:style-name="P5"><text:span text:style-name="T3">NT</text:span><text:span text:style-name="T3"><text:measure text:kind="gap"/></text:span></text:p>
        </draw:measure>
        <draw:measure draw:style-name="gr6" draw:text-style-name="P1" draw:layer="layout" svg:x1="6.4cm" svg:y1="11.3cm" svg:x2="6.4cm" svg:y2="13.1cm">
          <text:p text:style-name="P5"><text:span text:style-name="T3">NT</text:span><text:span text:style-name="T3"><text:measure text:kind="gap"/></text:span></text:p>
        </draw:measure>
        <draw:measure draw:style-name="gr6" draw:text-style-name="P7" draw:layer="measurelines" svg:x1="17.6cm" svg:y1="8.2cm" svg:x2="17.6cm" svg:y2="12.6cm">
          <text:p text:style-name="P6"><text:span text:style-name="T4">NL</text:span><text:span text:style-name="T4">个树（如图</text:span><text:span text:style-name="T4">NL=3</text:span><text:span text:style-name="T4">）</text:span></text:p>
        </draw:measure>
        <draw:line draw:style-name="gr7" draw:text-style-name="P1" draw:layer="layout" svg:x1="7.1cm" svg:y1="13.1cm" svg:x2="7.1cm" svg:y2="15.1cm">
          <text:p/>
        </draw:line>
        <draw:frame draw:style-name="gr8" draw:text-style-name="P8" draw:layer="layout" svg:width="6.7cm" svg:height="0.751cm" svg:x="7.1cm" svg:y="14.6cm">
          <draw:text-box>
            <text:p><text:span text:style-name="T5">使用这一子树上的一个叶子签署信息</text:span></text:p>
          </draw:text-box>
        </draw:frame>
        <draw:frame draw:style-name="gr9" draw:text-style-name="P8" draw:layer="layout" svg:width="14.2cm" svg:height="7.7cm" svg:x="4cm" svg:y="15.7cm">
          <draw:text-box>
            <text:p><text:span text:style-name="T6">讨论：</text:span></text:p>
            <text:p><text:span text:style-name="T7">1. </text:span><text:span text:style-name="T7">此方案最大签署数目</text:span><text:span text:style-name="T7">2^((NT-1)*NL) = 2^(NT-1)*(2^(NT-1))^(NL-1)</text:span></text:p>
            <text:p><text:span text:style-name="T7">2. </text:span><text:span text:style-name="T7">签署结果长度 </text:span><text:span text:style-name="T7">(3B+NT-1)B*NL</text:span></text:p>
            <text:p><text:span text:style-name="T7">3. </text:span><text:span text:style-name="T7">验证所需计算</text:span><text:span text:style-name="T7">(B+NT*NL)</text:span></text:p>
            <text:p><text:span text:style-name="T7"/></text:p>
            <text:p><text:span text:style-name="T7">设</text:span><text:span text:style-name="T7">NT=5</text:span><text:span text:style-name="T7">，</text:span><text:span text:style-name="T7">NL=20</text:span><text:span text:style-name="T7">，</text:span><text:span text:style-name="T7">B=160</text:span></text:p>
            <text:p><text:span text:style-name="T7">最大签署能力：</text:span><text:span text:style-name="T7">2^80</text:span></text:p>
            <text:p><text:span text:style-name="T7">签署结果长度：（</text:span><text:span text:style-name="T7">3×160+4</text:span><text:span text:style-name="T7">）</text:span><text:span text:style-name="T7">×4×20=38720</text:span></text:p>
            <text:p><text:span text:style-name="T7">验证所需计算（</text:span><text:span text:style-name="T7">160+100</text:span><text:span text:style-name="T7">）</text:span><text:span text:style-name="T7">=260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驿点阵正黑" style:font-family-generic="roman" style:font-pitch="variable" fo:font-size="18pt" fo:font-style="normal" fo:text-shadow="none" style:text-underline-style="none" fo:font-weight="normal" style:letter-kerning="true" style:font-family-asian="文泉驿点阵正黑" style:font-family-generic-asian="system" style:font-pitch-asian="variable" style:font-size-asian="18pt" style:font-style-asian="normal" style:font-weight-asian="normal" style:font-family-complex="文泉驿点阵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驿点阵正黑" style:font-family-generic="roman" style:font-pitch="variable" fo:font-size="18pt" style:letter-kerning="true" style:font-family-asian="文泉驿点阵正黑" style:font-family-generic-asian="system" style:font-pitch-asian="variable" style:font-size-asian="18pt" style:font-family-complex="文泉驿点阵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fer </meta:initial-creator>
    <meta:creation-date>2013-12-12T14:26:26</meta:creation-date>
    <dc:date>2013-12-12T15:20:12</dc:date>
    <dc:creator>lucifer </dc:creator>
    <meta:editing-duration>PT29M29S</meta:editing-duration>
    <meta:editing-cycles>14</meta:editing-cycles>
    <meta:generator>LibreOffice/3.6$Linux_X86_64 LibreOffice_project/360m1$Build-2</meta:generator>
    <meta:document-statistic meta:object-count="29"/>
  </office:meta>
</office:document-meta>
</file>